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Recomendaciones</text:p>
      <text:p text:style-name="P2"/>
      <text:p text:style-name="P3">Algunas recomendaciones sobre como terminar un contrato de trabajo:</text:p>
      <text:p text:style-name="P4"/>
      <text:p text:style-name="P5">Antes de tomar la decisión de terminar un contrato de trabajo, se debe de asegurar que la terminación sea legal y este respaldada por las leyes laborales estipuladas por el código de trabajo</text:p>
      <text:p text:style-name="P6">Se debe de planificar cuidadosamente la forma en que se comunicara la terminación de un contrato a los empleados, así también otros elementos como plazos legales, obligaciones financieras y demás</text:p>
      <text:p text:style-name="P7">La terminación de un contrato de trabajo puede ser emocionalmente difícil para los empleados afectados. Es importante proporcionar un soporte emocional y ofrecer recursos para ayudar a sobrellevar la situación.</text:p>
      <text:p text:style-name="P8">En algunos casos, puede ser posible llegar a un acuerdo mutuo para terminar el contrato de trabajo. Esto puede ser mejorado para ambas partes, ya que puede evitar un proceso costoso y prolongado.</text:p>
      <text:p text:style-name="P9">En la<text:s/>terminación de contrato de trabajo deben estar enfocadas en garantizar que el proceso se lleve a cabo de manera justa, respetando los derechos y obligaciones tanto del empleador como del empleado</text:p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G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4-14T00:27:00Z</meta:creation-date>
    <dc:date>2023-04-14T01:08:00Z</dc:date>
    <meta:template xlink:href="Normal" xlink:type="simple"/>
    <meta:editing-cycles>1</meta:editing-cycles>
    <meta:editing-duration>PT2040S</meta:editing-duration>
    <meta:document-statistic meta:page-count="1" meta:paragraph-count="2" meta:word-count="166" meta:character-count="1082" meta:row-count="7" meta:non-whitespace-character-count="918"/>
  </office:meta>
</office:document-meta>
</file>